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21e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i</text:span>mport org.junit.jupiter.api.*;</text:p>
      <text:p text:style-name="Preformatted_20_Text">import static org.junit.jupiter.api.Assertions.*;</text:p>
      <text:p text:style-name="Preformatted_20_Text">class ContactManagerTest {</text:p>
      <text:p text:style-name="Preformatted_20_Text"><text:s text:c="4"/>private static ContactManager <text:span text:style-name="Emphasis">contactManager</text:span>;</text:p>
      <text:p text:style-name="Preformatted_20_Text"><text:s text:c="4"/>@BeforeAll</text:p>
      <text:p text:style-name="Preformatted_20_Text"><text:s text:c="4"/>public static void setupAll(){</text:p>
      <text:p text:style-name="Preformatted_20_Text"><text:s text:c="8"/>System.<text:span text:style-name="Emphasis">out</text:span>.println("Should Print Before All Tests");</text:p>
      <text:p text:style-name="Preformatted_20_Text"><text:s text:c="4"/>}</text:p>
      <text:p text:style-name="Preformatted_20_Text"><text:s text:c="4"/>@BeforeEach</text:p>
      <text:p text:style-name="Preformatted_20_Text"><text:s text:c="4"/>public void setup(){</text:p>
      <text:p text:style-name="Preformatted_20_Text"><text:s text:c="8"/>System.<text:span text:style-name="Emphasis">out</text:span>.println("Instantiating Contact Manager");</text:p>
      <text:p text:style-name="Preformatted_20_Text"><text:s text:c="8"/><text:span text:style-name="Emphasis">contactManager </text:span>= new ContactManager();</text:p>
      <text:p text:style-name="Preformatted_20_Text"><text:s text:c="4"/>}</text:p>
      <text:p text:style-name="Preformatted_20_Text"/>
      <text:p text:style-name="Preformatted_20_Text"/>
      <text:p text:style-name="Preformatted_20_Text"><text:s text:c="4"/>@Test</text:p>
      <text:p text:style-name="Preformatted_20_Text"><text:s text:c="4"/>@DisplayName("Should Create Contact")</text:p>
      <text:p text:style-name="Preformatted_20_Text"><text:s text:c="4"/>public void shouldCreateContact(){</text:p>
      <text:p text:style-name="Preformatted_20_Text"><text:s text:c="8"/><text:span text:style-name="Emphasis">contactManager</text:span>.addContact("hemanth","km","0123456789");</text:p>
      <text:p text:style-name="Preformatted_20_Text"><text:s text:c="8"/>Assertions.<text:span text:style-name="Emphasis">assertFalse</text:span>(<text:span text:style-name="Emphasis">contactManager</text:span>.getAllContacts().isEmpty());</text:p>
      <text:p text:style-name="Preformatted_20_Text"><text:s text:c="8"/>Assertions.<text:span text:style-name="Emphasis">assertEquals</text:span>(1,<text:span text:style-name="Emphasis">contactManager</text:span>.getAllContacts().size());</text:p>
      <text:p text:style-name="Preformatted_20_Text"><text:s text:c="4"/>}</text:p>
      <text:p text:style-name="Preformatted_20_Text"/>
      <text:p text:style-name="Preformatted_20_Text"><text:s text:c="4"/>@Test</text:p>
      <text:p text:style-name="Preformatted_20_Text"><text:s text:c="4"/>@DisplayName("Should Not create Contact When First name is Null")</text:p>
      <text:p text:style-name="Preformatted_20_Text"><text:s text:c="4"/>public void shouldThrowErrorWhenFirstNameIsNull(){</text:p>
      <text:p text:style-name="Preformatted_20_Text"><text:s text:c="8"/>Assertions.<text:span text:style-name="Emphasis">assertThrows</text:span>(RuntimeException.class, ()-&gt;{</text:p>
      <text:p text:style-name="Preformatted_20_Text"><text:s text:c="12"/><text:span text:style-name="Emphasis">contactManager</text:span>.addContact(null,"km","0123456789");</text:p>
      <text:p text:style-name="Preformatted_20_Text"><text:s text:c="8"/>});</text:p>
      <text:p text:style-name="Preformatted_20_Text"><text:s text:c="4"/>}</text:p>
      <text:p text:style-name="Preformatted_20_Text"><text:s text:c="4"/>@Test</text:p>
      <text:p text:style-name="Preformatted_20_Text"><text:s text:c="4"/>@DisplayName("Should Not create Contact When Last name is Null")</text:p>
      <text:p text:style-name="Preformatted_20_Text"><text:s text:c="4"/>public void shouldThrowErrorWhenLastNameIsNull(){</text:p>
      <text:p text:style-name="Preformatted_20_Text"><text:s text:c="8"/>Assertions.<text:span text:style-name="Emphasis">assertThrows</text:span>(RuntimeException.class, ()-&gt;{</text:p>
      <text:p text:style-name="Preformatted_20_Text"><text:s text:c="12"/><text:span text:style-name="Emphasis">contactManager</text:span>.addContact("hemanth",null,"0123456789");</text:p>
      <text:p text:style-name="Preformatted_20_Text"><text:s text:c="8"/>});</text:p>
      <text:p text:style-name="Preformatted_20_Text"><text:s text:c="4"/>}</text:p>
      <text:p text:style-name="Preformatted_20_Text"><text:s text:c="4"/>@Test</text:p>
      <text:p text:style-name="Preformatted_20_Text"><text:s text:c="4"/>@DisplayName("Should Not create Contact When Phone Number is Null")</text:p>
      <text:p text:style-name="Preformatted_20_Text"><text:s text:c="4"/>public void shouldThrowErrorWhenPhoneNumberIsNull(){</text:p>
      <text:p text:style-name="Preformatted_20_Text"><text:s text:c="8"/>Assertions.<text:span text:style-name="Emphasis">assertThrows</text:span>(RuntimeException.class, ()-&gt;{</text:p>
      <text:p text:style-name="Preformatted_20_Text"><text:s text:c="12"/><text:span text:style-name="Emphasis">contactManager</text:span>.addContact("hemanth","k m",null);</text:p>
      <text:p text:style-name="Preformatted_20_Text"><text:s text:c="8"/>});</text:p>
      <text:p text:style-name="Preformatted_20_Text"><text:s text:c="4"/>}</text:p>
      <text:p text:style-name="Preformatted_20_Text"><text:s text:c="4"/>@AfterEach</text:p>
      <text:p text:style-name="Preformatted_20_Text"><text:s text:c="4"/>public void finish(){</text:p>
      <text:p text:style-name="Preformatted_20_Text"><text:s text:c="8"/>System.<text:span text:style-name="Emphasis">out</text:span>.println("Should Execute after Each Test");</text:p>
      <text:p text:style-name="Preformatted_20_Text"><text:s text:c="4"/>}</text:p>
      <text:p text:style-name="Preformatted_20_Text"/>
      <text:p text:style-name="Preformatted_20_Text"><text:s text:c="4"/>@AfterAll</text:p>
      <text:p text:style-name="Preformatted_20_Text"><text:s text:c="4"/>public static void finishAll(){</text:p>
      <text:p text:style-name="Preformatted_20_Text"><text:s text:c="8"/>System.<text:span text:style-name="Emphasis">out</text:span>.println("Should execute at the End of the Test");</text:p>
      <text:p text:style-name="Preformatted_20_Text"><text:s text:c="4"/>}</text:p>
      <text:p text:style-name="Preformatted_20_Text"/>
      <text:p text:style-name="Preformatted_20_Text"/>
      <text:p text:style-name="P1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5:16:23.717000000</meta:creation-date>
    <dc:date>2021-10-08T15:16:48.227000000</dc:date>
    <meta:editing-duration>PT25S</meta:editing-duration>
    <meta:editing-cycles>1</meta:editing-cycles>
    <meta:document-statistic meta:table-count="0" meta:image-count="0" meta:object-count="0" meta:page-count="1" meta:paragraph-count="50" meta:word-count="126" meta:character-count="1767" meta:non-whitespace-character-count="1427"/>
    <meta:generator>LibreOffice/7.0.4.2$Windows_X86_64 LibreOffice_project/dcf040e67528d9187c66b2379df5ea4407429775</meta:generator>
  </office:meta>
</office:document-meta>
</file>